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c8cc" officeooo:paragraph-rsid="0015c8cc"/>
    </style:style>
    <style:style style:name="P2" style:family="paragraph" style:parent-style-name="Standard">
      <style:text-properties officeooo:rsid="00175ddc" officeooo:paragraph-rsid="00175ddc"/>
    </style:style>
    <style:style style:name="P3" style:family="paragraph" style:parent-style-name="Standard">
      <style:text-properties officeooo:rsid="00181666" officeooo:paragraph-rsid="00181666"/>
    </style:style>
    <style:style style:name="P4" style:family="paragraph" style:parent-style-name="Standard">
      <style:text-properties fo:font-weight="bold" officeooo:rsid="00175ddc" officeooo:paragraph-rsid="00175ddc" style:font-weight-asian="bold" style:font-weight-complex="bold"/>
    </style:style>
    <style:style style:name="P5" style:family="paragraph" style:parent-style-name="Standard">
      <style:text-properties fo:font-weight="bold" officeooo:rsid="00175ddc" officeooo:paragraph-rsid="0015c8cc" style:font-weight-asian="bold" style:font-weight-complex="bold"/>
    </style:style>
    <style:style style:name="P6" style:family="paragraph" style:parent-style-name="Standard">
      <style:text-properties fo:font-size="14pt" fo:font-weight="bold" officeooo:rsid="0015c8cc" officeooo:paragraph-rsid="0015c8cc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18ab76" officeooo:paragraph-rsid="0018ab76"/>
    </style:style>
    <style:style style:name="P8" style:family="paragraph" style:parent-style-name="Standard">
      <style:text-properties officeooo:rsid="0018ab76" officeooo:paragraph-rsid="0018ab76"/>
    </style:style>
    <style:style style:name="P9" style:family="paragraph" style:parent-style-name="Standard">
      <style:text-properties officeooo:rsid="0018ab76" officeooo:paragraph-rsid="001b99f5"/>
    </style:style>
    <style:style style:name="P10" style:family="paragraph" style:parent-style-name="Standard">
      <style:text-properties officeooo:rsid="001b99f5" officeooo:paragraph-rsid="001b99f5"/>
    </style:style>
    <style:style style:name="P11" style:family="paragraph" style:parent-style-name="Standard">
      <style:text-properties officeooo:rsid="00181666" officeooo:paragraph-rsid="00181666"/>
    </style:style>
    <style:style style:name="T1" style:family="text">
      <style:text-properties officeooo:rsid="0018166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8ab76"/>
    </style:style>
    <style:style style:name="T4" style:family="text">
      <style:text-properties officeooo:rsid="001b99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EST - DOCUMENTATION</text:p>
      <text:p text:style-name="P1"/>
      <text:p text:style-name="P1">Per la fase di test sono state utilizzate le seguenti tecnologie:</text:p>
      <text:p text:style-name="P1"/>
      <text:p text:style-name="P1">- Cucumber - <text:span text:style-name="T1">Capybara</text:span></text:p>
      <text:p text:style-name="P1">- Rspec</text:p>
      <text:p text:style-name="P1">- <text:span text:style-name="T1">FactoryGirl</text:span></text:p>
      <text:p text:style-name="P1"/>
      <text:p text:style-name="P1"/>
      <text:p text:style-name="P5">TDD: test-driven Development</text:p>
      <text:p text:style-name="P1"/>
      <text:p text:style-name="P3">realizzati con Rspec sui <text:s/><text:span text:style-name="T2">model</text:span> e i <text:span text:style-name="T2">controller</text:span></text:p>
      <text:p text:style-name="P3"/>
      <text:p text:style-name="P3"><text:span text:style-name="T2">Model</text:span>: viene verificata la correttezza di tutte le va<text:span text:style-name="T3">l</text:span>idatio<text:span text:style-name="T3">n, costruendo oggetti fittizzi, sia validi che non, tramite il modulo FactoryGirl;</text:span></text:p>
      <text:p text:style-name="P3"/>
      <text:p text:style-name="P7">comando:</text:p>
      <text:p text:style-name="P7"/>
      <text:p text:style-name="P7"><text:span text:style-name="T2">&gt;</text:span> rspec spec/models/nome-file.rb</text:p>
      <text:p text:style-name="P7"/>
      <text:p text:style-name="P10">Per lanciarli tutti in maniera automatica:</text:p>
      <text:p text:style-name="P10"/>
      <text:p text:style-name="P9"><text:span text:style-name="T2">&gt;</text:span> rspec spec/models</text:p>
      <text:p text:style-name="P7"/>
      <text:p text:style-name="P3"/>
      <text:p text:style-name="P7"><text:span text:style-name="T2">Controller</text:span>: vengono testati tutti i metodi del controller in questione, verificando gli effetti di tali motodi sul DB di test (con l’ausilio del modulo FactoryGirl), e verificando la correttezza delle relazioni definite tra le entità, a seguito di eventuali operazioni CRUD </text:p>
      <text:p text:style-name="P3"/>
      <text:p text:style-name="P7">comando:</text:p>
      <text:p text:style-name="P7"/>
      <text:p text:style-name="P7"><text:span text:style-name="T2">&gt;</text:span> rspec spec/controllers/nome-file.rb</text:p>
      <text:p text:style-name="P3"/>
      <text:p text:style-name="P10">Per lanciarli tutti in maniera automatica:</text:p>
      <text:p text:style-name="P10"/>
      <text:p text:style-name="P9"><text:span text:style-name="T2">&gt;</text:span> rspec spec/<text:span text:style-name="T4">controllers</text:span></text:p>
      <text:p text:style-name="P1"/>
      <text:p text:style-name="P4">BDD: <text:span text:style-name="T1">b</text:span>ehaviour-<text:span text:style-name="T1">d</text:span>riven <text:span text:style-name="T1">d</text:span>evelopment</text:p>
      <text:p text:style-name="P2"/>
      <text:p text:style-name="P3">realizzati con Cucumber, basati sulle <text:span text:style-name="T2">user stories</text:span></text:p>
      <text:p text:style-name="P2"/>
      <text:p text:style-name="P7">Nei test BDD, è stato simulato il comportamento dell’utente che interagisce con le view sulle varie funzionalità della piattaforma; </text:p>
      <text:p text:style-name="P7">ogni user stories è corredata da un file ‘nome-users-stories.feature’ eseguibili tramite il comando:</text:p>
      <text:p text:style-name="P7"/>
      <text:p text:style-name="P7"><text:span text:style-name="T2">&gt;</text:span> cucumber features/nome-users-stories.feature</text:p>
      <text:p text:style-name="P7"/>
      <text:p text:style-name="P7">per eseguire tutti i test BDD basta eseguire il comando: </text:p>
      <text:p text:style-name="P7"/>
      <text:p text:style-name="P7"><text:soft-page-break/><text:span text:style-name="T2">&gt;</text:span> cucumber</text:p>
      <text:p text:style-name="P7"/>
      <text:p text:style-name="P7"/>
      <text:p text:style-name="P7">n.b.</text:p>
      <text:p text:style-name="P7"/>
      <text:p text:style-name="P7">Le funzionalità relative a gemme e/o moduli esterni, API Google/Facebook, searchkick, mailboxer, CanCanCan, RailsAdmin, non sono stati testati in quanto considerati corret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5:03:04.231766607</meta:creation-date>
    <dc:date>2017-07-18T14:43:15.016877446</dc:date>
    <meta:editing-duration>PT1M51S</meta:editing-duration>
    <meta:editing-cycles>2</meta:editing-cycles>
    <meta:generator>LibreOffice/5.0.1.2$Linux_X86_64 LibreOffice_project/00m0$Build-2</meta:generator>
    <meta:document-statistic meta:table-count="0" meta:image-count="0" meta:object-count="0" meta:page-count="2" meta:paragraph-count="26" meta:word-count="200" meta:character-count="1433" meta:non-whitespace-character-count="1255"/>
  </office:meta>
</office:document-meta>
</file>